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Tinos, 'Baskerville Old Face', 'Bell MT'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333333" style:font-name="Times New Roman1" fo:font-size="12pt" fo:language="cs" fo:country="CZ" officeooo:rsid="000e3d80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19d2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.5pt" fo:language="cs" fo:country="CZ" fo:font-style="normal" style:text-underline-style="none" fo:font-weight="bold" style:font-name-asian="Times New Roman2" style:font-size-asian="11.5pt" style:font-style-asian="normal" style:font-weight-asian="bold" style:font-name-complex="Times New Roman2" style:font-size-complex="11.5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20pt" fo:language="cs" fo:country="CZ" fo:font-style="normal" style:text-underline-style="none" fo:font-weight="bold" style:font-name-asian="Times New Roman2" style:font-size-asian="20pt" style:font-style-asian="normal" style:font-weight-asian="bold" style:font-name-complex="Times New Roman2" style:font-size-complex="2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6pt" fo:language="cs" fo:country="CZ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language="cs" fo:country="CZ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style:text-line-through-style="none" style:text-line-through-type="none" style:text-position="0% 100%" style:font-name="Liberation Serif" fo:font-size="20pt" fo:language="cs" fo:country="CZ" fo:font-style="normal" style:text-underline-style="none" fo:font-weight="bold" style:font-name-asian="Times New Roman2" style:font-size-asian="20pt" style:font-style-asian="normal" style:font-weight-asian="bold" style:font-name-complex="Times New Roman2" style:font-size-complex="2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language="cs" fo:country="CZ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Liberation Serif" fo:language="cs" fo:country="CZ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language="en" fo:country="US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style:font-name="Liberation Serif" fo:font-size="20pt" fo:language="cs" fo:country="CZ" fo:font-weight="bold" style:font-size-asian="20pt" style:font-weight-asian="bold" style:font-size-complex="2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333333" style:font-name="Times New Roman1" fo:font-size="12pt" fo:language="cs" fo:country="CZ" officeooo:rsid="000e3d80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19d27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en" fo:country="US" officeooo:rsid="0013b619" officeooo:paragraph-rsid="0013b619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style:font-name="Times New Roman1" fo:font-size="12pt" fo:language="cs" fo:country="CZ" officeooo:rsid="000d114a" officeooo:paragraph-rsid="000d114a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1" fo:font-size="18pt" fo:language="cs" fo:country="CZ" fo:font-weight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00" style:font-name="Times New Roman1" fo:font-size="18pt" fo:language="en" fo:country="US" fo:font-weight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padding="0cm" fo:border="none"/>
      <style:text-properties fo:color="#000000" style:font-name="Times New Roman1" fo:font-size="12pt" fo:language="cs" fo:country="CZ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language="cs" fo:country="CZ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Liberation Serif" fo:font-size="16pt" fo:language="cs" fo:country="CZ" style:font-size-asian="16p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6pt" fo:language="cs" fo:country="CZ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 fo:padding="0cm" fo:border="none"/>
      <style:text-properties fo:color="#000000" style:font-name="Times New Roman1" fo:font-size="18pt" fo:language="cs" fo:country="CZ" fo:font-weight="bold"/>
    </style:style>
    <style:style style:name="P26" style:family="paragraph" style:parent-style-name="Standard">
      <style:paragraph-properties fo:margin-left="0cm" fo:margin-right="0cm" fo:margin-top="0cm" fo:margin-bottom="1.251cm" loext:contextual-spacing="false" fo:line-height="100%" fo:text-align="center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7" style:family="paragraph" style:parent-style-name="Standard">
      <style:paragraph-properties fo:margin-left="0cm" fo:margin-right="0cm" fo:margin-top="0cm" fo:margin-bottom="0.423cm" loext:contextual-spacing="false" fo:line-height="120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cs" fo:country="CZ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8" style:family="paragraph" style:parent-style-name="Standard">
      <style:paragraph-properties fo:margin-top="0cm" fo:margin-bottom="0.423cm" loext:contextual-spacing="false"/>
      <style:text-properties style:font-name="Liberation Serif" fo:language="cs" fo:country="CZ"/>
    </style:style>
    <style:style style:name="P29" style:family="paragraph" style:parent-style-name="Standard">
      <style:paragraph-properties fo:margin-top="0cm" fo:margin-bottom="0.423cm" loext:contextual-spacing="false"/>
      <style:text-properties style:font-name="Liberation Serif" fo:language="cs" fo:country="CZ" officeooo:paragraph-rsid="000d114a"/>
    </style:style>
    <style:style style:name="P30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page-number="1"/>
      <style:text-properties fo:font-variant="normal" fo:text-transform="none" fo:color="#000000" style:text-line-through-style="none" style:text-line-through-type="none" style:text-position="0% 100%" style:font-name="Liberation Serif" fo:font-size="18pt" fo:language="cs" fo:country="CZ" fo:font-style="normal" style:text-underline-style="none" fo:font-weight="bold" officeooo:paragraph-rsid="000d114a" style:font-name-asian="Times New Roman2" style:font-size-asian="18pt" style:font-style-asian="normal" style:font-weight-asian="bold" style:font-name-complex="Times New Roman2" style:font-size-complex="18pt"/>
    </style:style>
    <style:style style:name="P31" style:family="paragraph" style:parent-style-name="Standard" style:master-page-name="Standard">
      <style:paragraph-properties fo:margin-top="0cm" fo:margin-bottom="0.423cm" loext:contextual-spacing="false" style:page-number="1" fo:break-before="page"/>
      <style:text-properties fo:font-variant="normal" fo:text-transform="none" fo:color="#000000" style:text-line-through-style="none" style:text-line-through-type="none" style:text-position="0% 100%" style:font-name="Liberation Serif" fo:font-size="18pt" fo:language="cs" fo:country="CZ" fo:font-style="normal" style:text-underline-style="none" fo:font-weight="bold" officeooo:paragraph-rsid="000d114a" style:font-name-asian="Times New Roman2" style:font-size-asian="18pt" style:font-style-asian="normal" style:font-weight-asian="bold" style:font-name-complex="Times New Roman2" style:font-size-complex="18pt"/>
    </style:style>
    <style:style style:name="T1" style:family="text">
      <style:text-properties officeooo:rsid="00119d27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397bf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font-size="20pt" fo:font-weight="bold" officeooo:rsid="001d76d3" style:font-size-asian="20pt" style:font-weight-asian="bold" style:font-size-complex="20pt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0000"/>
    </style:style>
    <style:style style:name="T12" style:family="text">
      <style:text-properties officeooo:rsid="000e3d80"/>
    </style:style>
    <style:style style:name="T13" style:family="text">
      <style:text-properties officeooo:rsid="0013b619"/>
    </style:style>
    <style:style style:name="T14" style:family="text">
      <style:text-properties officeooo:rsid="0013fae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2597152" text:id="ct42597152">
          <text:insertion>
            <office:change-info>
              <dc:creator>Unknown Author</dc:creator>
              <dc:date>2017-03-20T09:28:03</dc:date>
            </office:change-info>
          </text:insertion>
        </text:changed-region>
        <text:changed-region xml:id="ct42592432" text:id="ct42592432">
          <text:insertion>
            <office:change-info>
              <dc:creator>Unknown Author</dc:creator>
              <dc:date>2017-03-20T09:29:00</dc:date>
            </office:change-info>
          </text:insertion>
        </text:changed-region>
        <text:changed-region xml:id="ct42592688" text:id="ct42592688">
          <text:deletion>
            <office:change-info>
              <dc:creator>Unknown Author</dc:creator>
              <dc:date>2017-03-20T09:27:56</dc:date>
            </office:change-info>
            <text:p text:style-name="P1">3-5 klíčových slov oddělených středníkem</text:p>
          </text:deletion>
        </text:changed-region>
        <text:changed-region xml:id="ct42588128" text:id="ct42588128">
          <text:insertion>
            <office:change-info>
              <dc:creator>Unknown Author</dc:creator>
              <dc:date>2017-03-20T09:30:24</dc:date>
            </office:change-info>
          </text:insertion>
        </text:changed-region>
        <text:changed-region xml:id="ct42588512" text:id="ct42588512">
          <text:deletion>
            <office:change-info>
              <dc:creator>Unknown Author</dc:creator>
              <dc:date>2017-03-20T09:30:24</dc:date>
            </office:change-info>
            <text:p text:style-name="P2">Překlad klíčových slov do anglického jazyka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TŘEDOŠKOLSKÁ ODBORNÁ ČINNOST</text:p>
      <text:section text:style-name="Sect1" text:name="TextSection">
        <text:p text:style-name="P4"/>
        <text:p text:style-name="P10"><text:span text:style-name="T2">Obor č</text:span><text:span text:style-name="T6"> 18</text:span><text:span text:style-name="T2">: </text:span><text:span text:style-name="T6">Filozofie, politologie a ostatní humanitní a společenskovědní obory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13">Důvěryhodná alternativa k tradičním mediím</text:p>
        <text:p text:style-name="P9"/>
        <text:p text:style-name="P12"><text:span text:style-name="T8">Trustworthy</text:span><text:span text:style-name="T7"> alternative to traditional media</text:span></text:p>
        <text:p text:style-name="P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24"/>
        <text:p text:style-name="P24"/>
        <text:p text:style-name="P24"/>
        <text:p text:style-name="P6"/>
        <text:p text:style-name="P6"/>
        <text:p text:style-name="P6"/>
        <text:p text:style-name="P11"><text:span text:style-name="T3">Autoři:</text:span><text:span text:style-name="T9"> </text:span><text:span text:style-name="T10">Ondřej Šesták</text:span></text:p>
        <text:p text:style-name="P11"><text:span text:style-name="T3">Škola: </text:span><text:span text:style-name="T10">Česko-anglické gymnázium, Třebízského 1010, 37005, České Budějovice 6</text:span></text:p>
        <text:p text:style-name="P11"><text:span text:style-name="T3">Kraj: </text:span><text:span text:style-name="T10">Jihočeský kraj</text:span></text:p>
        <text:p text:style-name="P11"><text:span text:style-name="T3">Konzultant: </text:span><text:span text:style-name="T10">Mgr. Pavel Soukup, Martin Povišer</text:span></text:p>
        <text:p text:style-name="P23"/>
        <text:p text:style-name="P29">České Budějovice, 2017</text:p>
        <text:p text:style-name="P31">Prohlášení </text:p>
        <text:p text:style-name="P27">Prohlašuji, že jsem svou práci SOČ vypracoval/a samostatně a použil/a jsem pouze prameny a literaturu uvedené v seznamu bibliografických záznamů.</text:p>
        <text:p text:style-name="P27">Prohlašuji, že tištěná verze a elektronická verze soutěžní práce SOČ jsou shodné. </text:p>
        <text:p text:style-name="P27">Nemám závažný důvod proti zpřístupňování této práce v souladu se zákonem č. 121/2000 Sb., o právu autorském, o právech souvisejících s právem autorským a o změně některých zákonů (autorský zákon) v platném znění. </text:p>
        <text:p text:style-name="P8"/>
        <text:p text:style-name="P8"/>
        <text:p text:style-name="P8"/>
        <text:p text:style-name="P11"><text:span text:style-name="T4">V </text:span>Českých Budějovicích<text:span text:style-name="T4"> dne </text:span><text:span text:style-name="T5">20</text:span>. března 2017<text:span text:style-name="T11"> </text:span><text:span text:style-name="T4"><text:s/>………………………………………………</text:span></text:p>
        <text:p text:style-name="P11"><text:span text:style-name="T4"><text:tab/><text:tab/><text:tab/> <text:s text:c="38"/></text:span>Ondřej Šesták</text:p>
        <text:section text:style-name="Sect2" text:name="Section1">
          <text:section text:style-name="Sect2" text:name="Section2">
            <text:p text:style-name="P25"><text:bookmark text:name="contents"/><text:bookmark text:name="E669"/><text:bookmark text:name="E670"/>Anotace</text:p>
            <text:p text:style-name="P18">Tato práce se zabývá <text:span text:style-name="T13">rozborem současného stavu sdělovacích prostředků z hlediska jejich důvěrohodnosti, objasněním potřeby důvěryhodných médií a následně řešením problému klesající důvěry v tradiční média. Cílem práce je navrhnout sociální síť, která svými mechanismy tlačí uživatele k zodpovědnému chování a u každé informace zobrazuje její důvěryhodnost.</text:span></text:p>
            <text:p text:style-name="P19"><text:bookmark text:name="E679"/><text:bookmark text:name="E680"/>Klíčová slova</text:p>
            <text:p text:style-name="P21"><text:bookmark text:name="E681"/><text:bookmark text:name="E682"/><text:change-start text:change-id="ct42597152"/><text:span text:style-name="T12">Média; důvěra; kryptografi</text:span><text:change-end text:change-id="ct42597152"/><text:change-start text:change-id="ct42592432"/><text:span text:style-name="T12">e; peer-to-peer</text:span><text:change-end text:change-id="ct42592432"/><text:change text:change-id="ct42592688"/><text:span text:style-name="T12">; demokracie</text:span></text:p>
            <text:p text:style-name="P19"><text:bookmark text:name="E683"/><text:bookmark text:name="E685"/>Annotation</text:p>
            <text:p text:style-name="P17">This paper discusses the current state of media <text:span text:style-name="T14">credibility</text:span>, <text:span text:style-name="T14">the </text:span>need for trustworthy media and proposes a solution to <text:span text:style-name="T14">the problem of decreasing trust in traditional media. This paper aims to design a social network where users are pushed to act responsibly by inner mechanisms of the network and credibility of every information is displayed to the user.</text:span></text:p>
            <text:p text:style-name="P20"><text:bookmark text:name="E689"/><text:bookmark text:name="E691"/>Keywords</text:p>
            <text:p text:style-name="P16"><text:bookmark text:name="E693"/><text:bookmark text:name="E694"/><text:change-start text:change-id="ct42588128"/><text:span text:style-name="T1">Media; trust; cryptography; peer-to-peer</text:span><text:change-end text:change-id="ct42588128"/><text:change text:change-id="ct42588512"/><text:span text:style-name="T1">; democracy</text:span></text:p>
          </text:section>
        </text:section>
        <text:p text:style-name="P22"/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Tinos, 'Baskerville Old Face', 'Bell MT', 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4cm" loext:contextual-spacing="false" fo:line-height="100%" fo:text-align="justify" style:justify-single-word="false" fo:keep-together="auto" fo:orphans="0" fo:widows="0" fo:text-indent="0cm" style:auto-text-indent="false" fo:keep-with-next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cm" fo:margin-right="0cm" fo:margin-top="0cm" fo:margin-bottom="0.635cm" loext:contextual-spacing="false" fo:line-height="100%" fo:text-align="start" style:justify-single-word="false" fo:keep-together="always" fo:orphans="0" fo:widows="0" fo:text-indent="-0.76cm" style:auto-text-indent="false" fo:keep-with-next="always"/>
      <style:text-properties fo:font-variant="small-caps"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2cm" fo:margin-right="0cm" fo:margin-top="0cm" fo:margin-bottom="0.564cm" loext:contextual-spacing="false" fo:line-height="100%" fo:text-align="start" style:justify-single-word="false" fo:keep-together="always" fo:orphans="0" fo:widows="0" fo:text-indent="-1.02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bold" style:font-name-asian="Times New Roman2" style:font-family-asian="'Times New Roman'" style:font-family-generic-asian="system" style:font-pitch-asian="variable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176cm" fo:margin-bottom="0.494cm" loext:contextual-spacing="false" fo:line-height="100%" fo:text-align="start" style:justify-single-word="false" fo:keep-together="always" fo:orphans="0" fo:widows="0" fo:text-indent="-1.27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3pt" fo:font-style="normal" style:text-underline-style="none" fo:font-weight="bold" style:font-name-asian="Times New Roman2" style:font-family-asian="'Times New Roman'" style:font-family-generic-asian="system" style:font-pitch-asian="variable" style:font-size-asian="13pt" style:font-style-asian="normal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53cm" fo:margin-bottom="0cm" loext:contextual-spacing="false" fo:line-height="115%" fo:text-align="justify" style:justify-single-word="false" fo:keep-together="always" fo:orphans="0" fo:widows="0" fo:text-indent="-1.524cm" style:auto-text-indent="fals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bold" style:font-name-asian="Cambria1" style:font-family-asian="Cambria" style:font-family-generic-asian="system" style:font-pitch-asian="variable" style:font-size-asian="12pt" style:font-style-asian="italic" style:font-weight-asian="bold" style:font-name-complex="Cambria1" style:font-family-complex="Cambria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353cm" fo:margin-bottom="0cm" loext:contextual-spacing="false" fo:line-height="115%" fo:text-align="justify" style:justify-single-word="false" fo:keep-together="always" fo:orphans="0" fo:widows="0" fo:text-indent="-1.778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normal" style:font-name-asian="Cambria1" style:font-family-asian="Cambria" style:font-family-generic-asian="system" style:font-pitch-asian="variable" style:font-size-asian="12pt" style:font-style-asian="normal" style:font-weight-asian="normal" style:font-name-complex="Cambria1" style:font-family-complex="Cambria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353cm" fo:margin-bottom="0cm" loext:contextual-spacing="false" fo:line-height="115%" fo:text-align="justify" style:justify-single-word="false" fo:keep-together="always" fo:orphans="0" fo:widows="0" fo:text-indent="-2.032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P2" style:family="paragraph" style:parent-style-name="Standard">
      <style:paragraph-properties fo:margin-left="0cm" fo:margin-right="0cm" fo:margin-top="0cm" fo:margin-bottom="1.251cm" loext:contextual-spacing="false" fo:line-height="100%" fo:text-align="center" style:justify-single-word="false" fo:keep-together="auto" fo:orphans="0" fo:widows="0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2.501cm" fo:margin-bottom="1.27cm" fo:margin-left="3.501cm" fo:margin-right="1.501cm" fo:background-color="#ffffff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62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6:26:00.010922513</dc:date>
    <meta:editing-duration>PT3H11M15S</meta:editing-duration>
    <meta:editing-cycles>17</meta:editing-cycles>
    <meta:generator>LibreOffice/5.3.0.2$Linux_X86_64 LibreOffice_project/5ad7b2889021c491af62f7930a4b1cb631392f16</meta:generator>
    <meta:document-statistic meta:table-count="0" meta:image-count="0" meta:object-count="0" meta:page-count="4" meta:paragraph-count="24" meta:word-count="245" meta:character-count="1799" meta:non-whitespace-character-count="1532"/>
  </office:meta>
</office:document-meta>
</file>